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solid" draw:fill-color="#000000" draw:textarea-vertical-align="middle" draw:auto-grow-height="false" fo:min-height="0.749cm" fo:min-width="0.499cm" fo:padding-top="0.175cm" fo:padding-bottom="0.175cm" fo:padding-left="0.3cm" fo:padding-right="0.3cm"/>
    </style:style>
    <style:style style:name="gr2"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3"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4" style:family="graphic" style:parent-style-name="standard">
      <style:graphic-properties svg:stroke-width="0.102cm" svg:stroke-color="#ff0000" draw:marker-start-width="0.352cm" draw:marker-end-width="0.352cm" draw:textarea-horizontal-align="center" draw:textarea-vertical-align="middle" fo:padding-top="0.175cm" fo:padding-bottom="0.175cm" fo:padding-left="0.3cm" fo:padding-right="0.3cm"/>
    </style:style>
    <style:style style:name="gr5" style:family="graphic" style:parent-style-name="standard">
      <style:graphic-properties svg:stroke-width="0.102cm" svg:stroke-color="#ff0000" draw:marker-start-width="0.352cm" draw:marker-end="Arrow" draw:marker-end-width="0.452cm" draw:textarea-horizontal-align="center" draw:textarea-vertical-align="middle" fo:padding-top="0.175cm" fo:padding-bottom="0.175cm" fo:padding-left="0.3cm" fo:padding-right="0.3cm"/>
    </style:style>
    <style:style style:name="gr6" style:family="graphic" style:parent-style-name="standard">
      <style:graphic-properties svg:stroke-width="0.051cm" draw:marker-start-width="0.352cm" draw:marker-end-width="0.352cm" draw:textarea-horizontal-align="center" draw:textarea-vertical-align="middle" fo:padding-top="0.15cm" fo:padding-bottom="0.15cm" fo:padding-left="0.275cm" fo:padding-right="0.275cm"/>
    </style:style>
    <style:style style:name="gr7" style:family="graphic" style:parent-style-name="standard">
      <style:graphic-properties draw:stroke="dash" draw:stroke-dash="Fine_20_Dashed" svg:stroke-width="0.305cm" svg:stroke-color="#00ff00" draw:marker-start-width="0.655cm" draw:marker-end-width="0.655cm" draw:fill="none" draw:textarea-horizontal-align="justify" draw:textarea-vertical-align="middle" draw:auto-grow-height="false" fo:min-height="0cm" fo:min-width="0cm" fo:padding-top="0.275cm" fo:padding-bottom="0.275cm" fo:padding-left="0.4cm" fo:padding-right="0.4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svg:stroke-width="0.102cm" draw:textarea-horizontal-align="center" draw:textarea-vertical-align="middle" fo:padding-top="0.176cm" fo:padding-bottom="0.176cm" fo:padding-left="0.301cm" fo:padding-right="0.301cm"/>
    </style:style>
    <style:style style:name="gr10"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2.076cm" svg:height="1.925cm" svg:x="28.714cm" svg:y="5.631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2" draw:layer="layout" svg:width="1.113cm" svg:height="1.143cm" svg:x="22.025cm" svg:y="9.06cm">
          <text:p text:style-name="P2">F</text:p>
        </draw:rect>
        <draw:rect draw:style-name="gr2" draw:text-style-name="P2" draw:id="id23" draw:layer="layout" svg:width="1.113cm" svg:height="1.143cm" svg:x="12.711cm" svg:y="9.025cm">
          <text:p text:style-name="P2">F</text:p>
        </draw:rect>
        <draw:rect draw:style-name="gr2" draw:text-style-name="P2" draw:id="id4" draw:layer="layout" svg:width="1.113cm" svg:height="1.143cm" svg:x="24.383cm" svg:y="9.06cm">
          <text:p text:style-name="P2">M</text:p>
        </draw:rect>
        <draw:rect draw:style-name="gr2" draw:text-style-name="P2" draw:id="id3" draw:layer="layout" svg:width="1.443cm" svg:height="1.142cm" svg:x="19.789cm" svg:y="9.094cm">
          <text:p text:style-name="P2">DOF</text:p>
        </draw:rect>
        <draw:connector draw:style-name="gr3" draw:text-style-name="P1" draw:layer="layout" svg:x1="29.752cm" svg:y1="7.556cm" svg:x2="22.581cm" svg:y2="9.06cm" draw:start-shape="id1" draw:start-glue-point="2" draw:end-shape="id2" draw:end-glue-point="0">
          <text:p text:style-name="P3"/>
        </draw:connector>
        <draw:connector draw:style-name="gr3" draw:text-style-name="P1" draw:layer="layout" svg:x1="29.752cm" svg:y1="7.556cm" svg:x2="20.51cm" svg:y2="9.094cm" draw:start-shape="id1" draw:start-glue-point="2" draw:end-shape="id3" draw:end-glue-point="0">
          <text:p text:style-name="P3"/>
        </draw:connector>
        <draw:connector draw:style-name="gr3" draw:text-style-name="P1" draw:layer="layout" svg:x1="24.939cm" svg:y1="9.06cm" svg:x2="29.752cm" svg:y2="7.556cm" draw:start-shape="id4" draw:start-glue-point="0" draw:end-shape="id1" draw:end-glue-point="2">
          <text:p text:style-name="P3"/>
        </draw:connector>
        <draw:custom-shape draw:style-name="gr1" draw:text-style-name="P1" draw:id="id5" draw:layer="layout" svg:width="2.076cm" svg:height="1.925cm" svg:x="28.685cm" svg:y="9.543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29.752cm" svg:y1="7.556cm" svg:x2="29.723cm" svg:y2="9.543cm" draw:start-shape="id1" draw:start-glue-point="2" draw:end-shape="id5" draw:end-glue-point="0">
          <text:p text:style-name="P3"/>
        </draw:connector>
        <draw:rect draw:style-name="gr2" draw:text-style-name="P2" draw:id="id6" draw:layer="layout" svg:width="1.443cm" svg:height="1.142cm" svg:x="23.873cm" svg:y="13.485cm">
          <text:p text:style-name="P2">DOF</text:p>
        </draw:rect>
        <draw:connector draw:style-name="gr3" draw:text-style-name="P1" draw:layer="layout" svg:x1="24.594cm" svg:y1="13.485cm" svg:x2="29.723cm" svg:y2="11.468cm" draw:start-shape="id6" draw:start-glue-point="0" draw:end-shape="id5" draw:end-glue-point="2">
          <text:p text:style-name="P3"/>
        </draw:connector>
        <draw:rect draw:style-name="gr2" draw:text-style-name="P2" draw:id="id7" draw:layer="layout" svg:width="1.443cm" svg:height="1.142cm" svg:x="25.709cm" svg:y="13.485cm">
          <text:p text:style-name="P2">Visu</text:p>
        </draw:rect>
        <draw:connector draw:style-name="gr3" draw:text-style-name="P1" draw:layer="layout" svg:x1="29.723cm" svg:y1="11.468cm" svg:x2="26.43cm" svg:y2="13.485cm" draw:start-shape="id5" draw:start-glue-point="2" draw:end-shape="id7" draw:end-glue-point="0">
          <text:p text:style-name="P3"/>
        </draw:connector>
        <draw:custom-shape draw:style-name="gr1" draw:text-style-name="P1" draw:id="id8" draw:layer="layout" svg:width="2.076cm" svg:height="1.925cm" svg:x="28.654cm" svg:y="13.485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29.723cm" svg:y1="11.468cm" svg:x2="29.692cm" svg:y2="13.485cm" draw:start-shape="id5" draw:start-glue-point="2" draw:end-shape="id8" draw:end-glue-point="0">
          <text:p text:style-name="P3"/>
        </draw:connector>
        <draw:rect draw:style-name="gr2" draw:text-style-name="P2" draw:id="id9" draw:layer="layout" svg:width="2.444cm" svg:height="1.142cm" svg:x="20.986cm" svg:y="17.126cm">
          <text:p text:style-name="P2">DOF</text:p>
        </draw:rect>
        <draw:connector draw:style-name="gr3" draw:text-style-name="P1" draw:layer="layout" svg:x1="22.208cm" svg:y1="17.126cm" svg:x2="29.692cm" svg:y2="15.41cm" draw:start-shape="id9" draw:start-glue-point="0" draw:end-shape="id8" draw:end-glue-point="2">
          <text:p text:style-name="P3"/>
        </draw:connector>
        <draw:rect draw:style-name="gr2" draw:text-style-name="P2" draw:id="id11" draw:layer="layout" svg:width="2.769cm" svg:height="1.081cm" svg:x="20.502cm" svg:y="13.485cm">
          <text:p text:style-name="P2">Mapping</text:p>
        </draw:rect>
        <draw:rect draw:style-name="gr2" draw:text-style-name="P2" draw:id="id10" draw:layer="layout" svg:width="2.769cm" svg:height="1.081cm" svg:x="24.657cm" svg:y="17.096cm">
          <text:p text:style-name="P2">Mapping</text:p>
        </draw:rect>
        <draw:connector draw:style-name="gr3" draw:text-style-name="P1" draw:layer="layout" svg:x1="26.041cm" svg:y1="17.096cm" svg:x2="29.692cm" svg:y2="15.41cm" draw:start-shape="id10" draw:start-glue-point="0" draw:end-shape="id8" draw:end-glue-point="2">
          <text:p text:style-name="P3"/>
        </draw:connector>
        <draw:connector draw:style-name="gr3" draw:text-style-name="P1" draw:layer="layout" svg:x1="21.886cm" svg:y1="13.485cm" svg:x2="29.723cm" svg:y2="11.468cm" draw:start-shape="id11" draw:start-glue-point="0" draw:end-shape="id5" draw:end-glue-point="2">
          <text:p text:style-name="P3"/>
        </draw:connector>
        <draw:custom-shape draw:style-name="gr1" draw:text-style-name="P1" draw:id="id13" draw:layer="layout" svg:width="2.076cm" svg:height="1.925cm" svg:x="15.875cm" svg:y="1.32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3.672cm" svg:y1="5.571cm" svg:x2="16.913cm" svg:y2="3.245cm" draw:start-shape="id12" draw:start-glue-point="0" draw:end-shape="id13" draw:end-glue-point="2">
          <text:p text:style-name="P3"/>
        </draw:connector>
        <draw:connector draw:style-name="gr3" draw:text-style-name="P1" draw:layer="layout" svg:x1="29.752cm" svg:y1="5.631cm" svg:x2="16.913cm" svg:y2="3.245cm" draw:start-shape="id1" draw:start-glue-point="0" draw:end-shape="id13">
          <text:p text:style-name="P3"/>
        </draw:connector>
        <draw:rect draw:style-name="gr2" draw:text-style-name="P2" draw:id="id14" draw:layer="layout" svg:width="2.433cm" svg:height="1.774cm" svg:x="16.884cm" svg:y="13.213cm">
          <text:p text:style-name="P2">Contact</text:p>
          <text:p text:style-name="P2">force</text:p>
        </draw:rect>
        <draw:connector draw:style-name="gr4" draw:text-style-name="P1" draw:layer="layout" svg:x1="18.1cm" svg:y1="13.213cm" svg:x2="16.913cm" svg:y2="3.245cm" draw:start-shape="id14" draw:start-glue-point="0" draw:end-shape="id13" draw:end-glue-point="2">
          <text:p text:style-name="P3"/>
        </draw:connector>
        <draw:connector draw:style-name="gr5" draw:text-style-name="P1" draw:layer="layout" draw:type="line" svg:x1="18.1cm" svg:y1="14.987cm" svg:x2="16.502cm" svg:y2="17.14cm" draw:start-shape="id14" draw:start-glue-point="2" draw:end-shape="id15" draw:end-glue-point="1">
          <text:p text:style-name="P3"/>
        </draw:connector>
        <draw:connector draw:style-name="gr5" draw:text-style-name="P1" draw:layer="layout" draw:type="line" svg:x1="18.1cm" svg:y1="14.987cm" svg:x2="20.986cm" svg:y2="17.697cm" draw:start-shape="id14" draw:start-glue-point="2" draw:end-shape="id9" draw:end-glue-point="3">
          <text:p text:style-name="P3"/>
        </draw:connector>
        <draw:custom-shape draw:style-name="gr1" draw:text-style-name="P1" draw:id="id12" draw:layer="layout" svg:width="2.076cm" svg:height="1.925cm" svg:x="2.634cm" svg:y="5.571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16" draw:layer="layout" svg:width="1.113cm" svg:height="1.143cm" svg:x="11.094cm" svg:y="9.002cm">
          <text:p text:style-name="P2">F</text:p>
        </draw:rect>
        <draw:rect draw:style-name="gr2" draw:text-style-name="P2" draw:id="id18" draw:layer="layout" svg:width="1.113cm" svg:height="1.143cm" svg:x="9.483cm" svg:y="9.002cm">
          <text:p text:style-name="P2">M</text:p>
        </draw:rect>
        <draw:rect draw:style-name="gr2" draw:text-style-name="P2" draw:id="id17" draw:layer="layout" svg:width="1.443cm" svg:height="1.142cm" svg:x="7.625cm" svg:y="9.002cm">
          <text:p text:style-name="P2">DOF</text:p>
        </draw:rect>
        <draw:connector draw:style-name="gr3" draw:text-style-name="P1" draw:layer="layout" svg:x1="3.672cm" svg:y1="7.496cm" svg:x2="11.65cm" svg:y2="9.002cm" draw:start-shape="id12" draw:start-glue-point="2" draw:end-shape="id16" draw:end-glue-point="0">
          <text:p text:style-name="P3"/>
        </draw:connector>
        <draw:connector draw:style-name="gr3" draw:text-style-name="P1" draw:layer="layout" svg:x1="3.672cm" svg:y1="7.496cm" svg:x2="8.346cm" svg:y2="9.002cm" draw:start-shape="id12" draw:start-glue-point="2" draw:end-shape="id17" draw:end-glue-point="0">
          <text:p text:style-name="P3"/>
        </draw:connector>
        <draw:connector draw:style-name="gr3" draw:text-style-name="P1" draw:layer="layout" svg:x1="10.039cm" svg:y1="9.002cm" svg:x2="3.672cm" svg:y2="7.496cm" draw:start-shape="id18" draw:start-glue-point="0" draw:end-shape="id12" draw:end-glue-point="2">
          <text:p text:style-name="P3"/>
        </draw:connector>
        <draw:custom-shape draw:style-name="gr1" draw:text-style-name="P1" draw:id="id19" draw:layer="layout" svg:width="2.076cm" svg:height="1.925cm" svg:x="2.632cm" svg:y="12.642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15" draw:layer="layout" svg:width="2.796cm" svg:height="1.142cm" svg:x="13.706cm" svg:y="16.569cm">
          <text:p text:style-name="P2">DOF</text:p>
        </draw:rect>
        <draw:connector draw:style-name="gr3" draw:text-style-name="P1" draw:layer="layout" svg:x1="15.104cm" svg:y1="16.569cm" svg:x2="3.67cm" svg:y2="14.567cm" draw:start-shape="id15" draw:start-glue-point="0" draw:end-shape="id19" draw:end-glue-point="2">
          <text:p text:style-name="P3"/>
        </draw:connector>
        <draw:rect draw:style-name="gr2" draw:text-style-name="P2" draw:id="id20" draw:layer="layout" svg:width="2.769cm" svg:height="1.081cm" svg:x="9.32cm" svg:y="16.639cm">
          <text:p text:style-name="P2">Mapping</text:p>
        </draw:rect>
        <draw:connector draw:style-name="gr3" draw:text-style-name="P1" draw:layer="layout" svg:x1="10.704cm" svg:y1="16.639cm" svg:x2="3.67cm" svg:y2="14.567cm" draw:start-shape="id20" draw:start-glue-point="0" draw:end-shape="id19" draw:end-glue-point="2">
          <text:p text:style-name="P3"/>
        </draw:connector>
        <draw:connector draw:style-name="gr3" draw:text-style-name="P1" draw:layer="layout" draw:line-skew="1.58cm" svg:x1="3.67cm" svg:y1="12.642cm" svg:x2="3.672cm" svg:y2="7.496cm" draw:start-shape="id19" draw:start-glue-point="0" draw:end-shape="id12" draw:end-glue-point="2">
          <text:p text:style-name="P3"/>
        </draw:connector>
        <draw:rect draw:style-name="gr2" draw:text-style-name="P2" draw:id="id21" draw:layer="layout" svg:width="2.163cm" svg:height="1.142cm" svg:x="4.617cm" svg:y="9.122cm">
          <text:p text:style-name="P2">Solver</text:p>
        </draw:rect>
        <draw:connector draw:style-name="gr3" draw:text-style-name="P1" draw:layer="layout" svg:x1="5.698cm" svg:y1="9.122cm" svg:x2="3.672cm" svg:y2="7.496cm" draw:start-shape="id21" draw:start-glue-point="0" draw:end-shape="id12" draw:end-glue-point="2">
          <text:p text:style-name="P3"/>
        </draw:connector>
        <draw:rect draw:style-name="gr2" draw:text-style-name="P2" draw:id="id22" draw:layer="layout" svg:width="2.163cm" svg:height="1.142cm" svg:x="26.221cm" svg:y="8.941cm">
          <text:p text:style-name="P2">Solver</text:p>
        </draw:rect>
        <draw:connector draw:style-name="gr6" draw:text-style-name="P1" draw:layer="layout" svg:x1="27.302cm" svg:y1="8.941cm" svg:x2="29.752cm" svg:y2="7.556cm" draw:start-shape="id22" draw:start-glue-point="0" draw:end-shape="id1" draw:end-glue-point="2">
          <text:p text:style-name="P3"/>
        </draw:connector>
        <draw:custom-shape draw:style-name="gr7" draw:text-style-name="P1" draw:layer="layout" svg:width="3.411cm" svg:height="2.576cm" svg:x="25.623cm" svg:y="8.112cm">
          <text:p text:style-name="P3"/>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3.411cm" svg:height="2.576cm" svg:x="4.109cm" svg:y="8.356cm">
          <text:p text:style-name="P3"/>
          <draw:enhanced-geometry svg:viewBox="0 0 21600 21600" draw:glue-points="10800 0 3160 3160 0 10800 3160 18440 10800 21600 18440 18440 21600 10800 18440 3160" draw:text-areas="3200 3200 18400 18400" draw:type="ellipse"/>
        </draw:custom-shape>
        <draw:frame draw:style-name="gr8" draw:layer="layout" svg:width="2.466cm" svg:height="0.962cm" svg:x="4.77cm" svg:y="5.919cm">
          <draw:text-box>
            <text:p text:style-name="P3">Body 1</text:p>
          </draw:text-box>
        </draw:frame>
        <draw:frame draw:style-name="gr8" draw:layer="layout" svg:width="2.466cm" svg:height="0.962cm" svg:x="30.667cm" svg:y="5.92cm">
          <draw:text-box>
            <text:p text:style-name="P3">Body 2</text:p>
          </draw:text-box>
        </draw:frame>
        <draw:frame draw:style-name="gr8" draw:layer="layout" svg:width="2.297cm" svg:height="0.962cm" svg:x="13.37cm" svg:y="1.568cm">
          <draw:text-box>
            <text:p text:style-name="P3">Scene</text:p>
          </draw:text-box>
        </draw:frame>
        <draw:connector draw:style-name="gr9" draw:text-style-name="P1" draw:layer="layout" svg:x1="3.672cm" svg:y1="7.496cm" svg:x2="13.267cm" svg:y2="9.025cm" draw:start-shape="id12" draw:start-glue-point="2" draw:end-shape="id23" draw:end-glue-point="0">
          <text:p text:style-name="P3"/>
        </draw:connector>
        <draw:frame draw:style-name="gr10" draw:layer="layout" svg:width="4.533cm" svg:height="1.064cm" svg:x="4.7cm" svg:y="12.951cm">
          <draw:text-box>
            <text:p text:style-name="P3">Collision layer</text:p>
          </draw:text-box>
        </draw:frame>
        <draw:frame draw:style-name="gr10" draw:layer="layout" svg:width="3.169cm" svg:height="1.775cm" svg:x="30.638cm" svg:y="13.648cm">
          <draw:text-box>
            <text:p text:style-name="P3">Collision </text:p>
            <text:p text:style-name="P3">layer</text:p>
          </draw:text-box>
        </draw:frame>
        <draw:frame draw:style-name="gr10" draw:layer="layout" svg:width="2.505cm" svg:height="1.775cm" svg:x="30.882cm" svg:y="9.158cm">
          <draw:text-box>
            <text:p text:style-name="P3">Visual </text:p>
            <text:p text:style-name="P3">layer</text:p>
          </draw:text-box>
        </draw:frame>
        <draw:rect draw:style-name="gr2" draw:text-style-name="P2" draw:id="id24" draw:layer="layout" svg:width="1.443cm" svg:height="1.142cm" svg:x="14.361cm" svg:y="9.029cm">
          <text:p text:style-name="P2">Visu</text:p>
        </draw:rect>
        <draw:connector draw:style-name="gr9" draw:text-style-name="P1" draw:layer="layout" svg:x1="3.672cm" svg:y1="7.496cm" svg:x2="15.082cm" svg:y2="9.029cm" draw:start-shape="id12" draw:start-glue-point="2" draw:end-shape="id24" draw:end-glue-point="0">
          <text:p text:style-name="P3"/>
        </draw:connector>
      </draw:page>
      <draw:page draw:name="page2" draw:style-name="dp1" draw:master-page-name="Default">
        <office:forms form:automatic-focus="false" form:apply-design-mode="false"/>
        <draw:custom-shape draw:style-name="gr1" draw:text-style-name="P1" draw:id="id25" draw:layer="layout" svg:width="2.076cm" svg:height="1.925cm" svg:x="28.049cm" svg:y="5.736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26" draw:layer="layout" svg:width="1.113cm" svg:height="1.143cm" svg:x="22.026cm" svg:y="9.06cm">
          <text:p text:style-name="P2">F</text:p>
        </draw:rect>
        <draw:rect draw:style-name="gr2" draw:text-style-name="P2" draw:id="id45" draw:layer="layout" svg:width="1.113cm" svg:height="1.143cm" svg:x="12.712cm" svg:y="9.025cm">
          <text:p text:style-name="P2">F</text:p>
        </draw:rect>
        <draw:rect draw:style-name="gr2" draw:text-style-name="P2" draw:id="id28" draw:layer="layout" svg:width="1.113cm" svg:height="1.143cm" svg:x="24.384cm" svg:y="9.06cm">
          <text:p text:style-name="P2">M</text:p>
        </draw:rect>
        <draw:rect draw:style-name="gr2" draw:text-style-name="P2" draw:id="id27" draw:layer="layout" svg:width="1.443cm" svg:height="1.142cm" svg:x="19.79cm" svg:y="9.094cm">
          <text:p text:style-name="P2">DOF</text:p>
        </draw:rect>
        <draw:connector draw:style-name="gr3" draw:text-style-name="P1" draw:layer="layout" svg:x1="29.087cm" svg:y1="7.661cm" svg:x2="22.582cm" svg:y2="9.06cm" draw:start-shape="id25" draw:start-glue-point="2" draw:end-shape="id26" draw:end-glue-point="0">
          <text:p text:style-name="P3"/>
        </draw:connector>
        <draw:connector draw:style-name="gr3" draw:text-style-name="P1" draw:layer="layout" svg:x1="29.087cm" svg:y1="7.661cm" svg:x2="20.511cm" svg:y2="9.094cm" draw:start-shape="id25" draw:start-glue-point="2" draw:end-shape="id27" draw:end-glue-point="0">
          <text:p text:style-name="P3"/>
        </draw:connector>
        <draw:connector draw:style-name="gr3" draw:text-style-name="P1" draw:layer="layout" svg:x1="24.94cm" svg:y1="9.06cm" svg:x2="29.087cm" svg:y2="7.661cm" draw:start-shape="id28" draw:start-glue-point="0" draw:end-shape="id25" draw:end-glue-point="2">
          <text:p text:style-name="P3"/>
        </draw:connector>
        <draw:custom-shape draw:style-name="gr1" draw:text-style-name="P1" draw:id="id29" draw:layer="layout" svg:width="2.076cm" svg:height="1.925cm" svg:x="28.02cm" svg:y="9.648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29.087cm" svg:y1="7.661cm" svg:x2="29.058cm" svg:y2="9.648cm" draw:start-shape="id25" draw:start-glue-point="2" draw:end-shape="id29" draw:end-glue-point="0">
          <text:p text:style-name="P3"/>
        </draw:connector>
        <draw:rect draw:style-name="gr2" draw:text-style-name="P2" draw:id="id30" draw:layer="layout" svg:width="1.443cm" svg:height="1.142cm" svg:x="23.874cm" svg:y="13.485cm">
          <text:p text:style-name="P2">DOF</text:p>
        </draw:rect>
        <draw:connector draw:style-name="gr3" draw:text-style-name="P1" draw:layer="layout" svg:x1="24.595cm" svg:y1="13.485cm" svg:x2="29.058cm" svg:y2="11.573cm" draw:start-shape="id30" draw:start-glue-point="0" draw:end-shape="id29" draw:end-glue-point="2">
          <text:p text:style-name="P3"/>
        </draw:connector>
        <draw:rect draw:style-name="gr2" draw:text-style-name="P2" draw:id="id31" draw:layer="layout" svg:width="1.443cm" svg:height="1.142cm" svg:x="25.71cm" svg:y="13.485cm">
          <text:p text:style-name="P2">Visu</text:p>
        </draw:rect>
        <draw:connector draw:style-name="gr3" draw:text-style-name="P1" draw:layer="layout" svg:x1="29.058cm" svg:y1="11.573cm" svg:x2="26.431cm" svg:y2="13.485cm" draw:start-shape="id29" draw:start-glue-point="2" draw:end-shape="id31" draw:end-glue-point="0">
          <text:p text:style-name="P3"/>
        </draw:connector>
        <draw:custom-shape draw:style-name="gr1" draw:text-style-name="P1" draw:id="id32" draw:layer="layout" svg:width="2.076cm" svg:height="1.925cm" svg:x="27.989cm" svg:y="13.59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29.058cm" svg:y1="11.573cm" svg:x2="29.027cm" svg:y2="13.59cm" draw:start-shape="id29" draw:start-glue-point="2" draw:end-shape="id32" draw:end-glue-point="0">
          <text:p text:style-name="P3"/>
        </draw:connector>
        <draw:rect draw:style-name="gr2" draw:text-style-name="P2" draw:id="id33" draw:layer="layout" svg:width="2.444cm" svg:height="1.142cm" svg:x="20.987cm" svg:y="17.126cm">
          <text:p text:style-name="P2">DOF</text:p>
        </draw:rect>
        <draw:connector draw:style-name="gr3" draw:text-style-name="P1" draw:layer="layout" svg:x1="22.209cm" svg:y1="17.126cm" svg:x2="29.027cm" svg:y2="15.515cm" draw:start-shape="id33" draw:start-glue-point="0" draw:end-shape="id32" draw:end-glue-point="2">
          <text:p text:style-name="P3"/>
        </draw:connector>
        <draw:rect draw:style-name="gr2" draw:text-style-name="P2" draw:id="id35" draw:layer="layout" svg:width="2.769cm" svg:height="1.081cm" svg:x="20.503cm" svg:y="13.485cm">
          <text:p text:style-name="P2">Mapping</text:p>
        </draw:rect>
        <draw:rect draw:style-name="gr2" draw:text-style-name="P2" draw:id="id34" draw:layer="layout" svg:width="2.769cm" svg:height="1.081cm" svg:x="24.658cm" svg:y="17.096cm">
          <text:p text:style-name="P2">Mapping</text:p>
        </draw:rect>
        <draw:connector draw:style-name="gr3" draw:text-style-name="P1" draw:layer="layout" svg:x1="26.042cm" svg:y1="17.096cm" svg:x2="29.027cm" svg:y2="15.515cm" draw:start-shape="id34" draw:start-glue-point="0" draw:end-shape="id32" draw:end-glue-point="2">
          <text:p text:style-name="P3"/>
        </draw:connector>
        <draw:connector draw:style-name="gr3" draw:text-style-name="P1" draw:layer="layout" svg:x1="21.887cm" svg:y1="13.485cm" svg:x2="29.058cm" svg:y2="11.573cm" draw:start-shape="id35" draw:start-glue-point="0" draw:end-shape="id29" draw:end-glue-point="2">
          <text:p text:style-name="P3"/>
        </draw:connector>
        <draw:custom-shape draw:style-name="gr1" draw:text-style-name="P1" draw:id="id37" draw:layer="layout" svg:width="2.076cm" svg:height="1.925cm" svg:x="15.876cm" svg:y="1.32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6.318cm" svg:y1="5.571cm" svg:x2="16.914cm" svg:y2="3.245cm" draw:start-shape="id36" draw:start-glue-point="0" draw:end-shape="id37" draw:end-glue-point="2">
          <text:p text:style-name="P3"/>
        </draw:connector>
        <draw:connector draw:style-name="gr3" draw:text-style-name="P1" draw:layer="layout" svg:x1="29.087cm" svg:y1="5.736cm" svg:x2="16.914cm" svg:y2="3.245cm" draw:start-shape="id25" draw:start-glue-point="0" draw:end-shape="id37">
          <text:p text:style-name="P3"/>
        </draw:connector>
        <draw:rect draw:style-name="gr2" draw:text-style-name="P2" draw:id="id38" draw:layer="layout" svg:width="2.433cm" svg:height="1.774cm" svg:x="16.885cm" svg:y="13.213cm">
          <text:p text:style-name="P2">Contact</text:p>
          <text:p text:style-name="P2">force</text:p>
        </draw:rect>
        <draw:connector draw:style-name="gr4" draw:text-style-name="P1" draw:layer="layout" svg:x1="18.101cm" svg:y1="13.213cm" svg:x2="16.914cm" svg:y2="3.245cm" draw:start-shape="id38" draw:start-glue-point="0" draw:end-shape="id37" draw:end-glue-point="2">
          <text:p text:style-name="P3"/>
        </draw:connector>
        <draw:connector draw:style-name="gr5" draw:text-style-name="P1" draw:layer="layout" draw:type="line" svg:x1="18.101cm" svg:y1="14.987cm" svg:x2="16.503cm" svg:y2="17.14cm" draw:start-shape="id38" draw:start-glue-point="2" draw:end-shape="id39" draw:end-glue-point="1">
          <text:p text:style-name="P3"/>
        </draw:connector>
        <draw:connector draw:style-name="gr5" draw:text-style-name="P1" draw:layer="layout" draw:type="line" svg:x1="18.101cm" svg:y1="14.987cm" svg:x2="20.987cm" svg:y2="17.697cm" draw:start-shape="id38" draw:start-glue-point="2" draw:end-shape="id33" draw:end-glue-point="3">
          <text:p text:style-name="P3"/>
        </draw:connector>
        <draw:custom-shape draw:style-name="gr1" draw:text-style-name="P1" draw:id="id36" draw:layer="layout" svg:width="2.076cm" svg:height="1.925cm" svg:x="5.28cm" svg:y="5.571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40" draw:layer="layout" svg:width="1.113cm" svg:height="1.143cm" svg:x="11.095cm" svg:y="9.002cm">
          <text:p text:style-name="P2">F</text:p>
        </draw:rect>
        <draw:rect draw:style-name="gr2" draw:text-style-name="P2" draw:id="id42" draw:layer="layout" svg:width="1.113cm" svg:height="1.143cm" svg:x="9.484cm" svg:y="9.002cm">
          <text:p text:style-name="P2">M</text:p>
        </draw:rect>
        <draw:rect draw:style-name="gr2" draw:text-style-name="P2" draw:id="id41" draw:layer="layout" svg:width="1.443cm" svg:height="1.142cm" svg:x="7.626cm" svg:y="9.002cm">
          <text:p text:style-name="P2">DOF</text:p>
        </draw:rect>
        <draw:connector draw:style-name="gr3" draw:text-style-name="P1" draw:layer="layout" svg:x1="6.318cm" svg:y1="7.496cm" svg:x2="11.651cm" svg:y2="9.002cm" draw:start-shape="id36" draw:start-glue-point="2" draw:end-shape="id40" draw:end-glue-point="0">
          <text:p text:style-name="P3"/>
        </draw:connector>
        <draw:connector draw:style-name="gr3" draw:text-style-name="P1" draw:layer="layout" svg:x1="6.318cm" svg:y1="7.496cm" svg:x2="8.347cm" svg:y2="9.002cm" draw:start-shape="id36" draw:start-glue-point="2" draw:end-shape="id41" draw:end-glue-point="0">
          <text:p text:style-name="P3"/>
        </draw:connector>
        <draw:connector draw:style-name="gr3" draw:text-style-name="P1" draw:layer="layout" svg:x1="10.04cm" svg:y1="9.002cm" svg:x2="6.318cm" svg:y2="7.496cm" draw:start-shape="id42" draw:start-glue-point="0" draw:end-shape="id36" draw:end-glue-point="2">
          <text:p text:style-name="P3"/>
        </draw:connector>
        <draw:custom-shape draw:style-name="gr1" draw:text-style-name="P1" draw:id="id43" draw:layer="layout" svg:width="2.076cm" svg:height="1.925cm" svg:x="5.278cm" svg:y="12.642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39" draw:layer="layout" svg:width="2.796cm" svg:height="1.142cm" svg:x="13.707cm" svg:y="16.569cm">
          <text:p text:style-name="P2">DOF</text:p>
        </draw:rect>
        <draw:connector draw:style-name="gr3" draw:text-style-name="P1" draw:layer="layout" svg:x1="15.105cm" svg:y1="16.569cm" svg:x2="6.316cm" svg:y2="14.567cm" draw:start-shape="id39" draw:start-glue-point="0" draw:end-shape="id43" draw:end-glue-point="2">
          <text:p text:style-name="P3"/>
        </draw:connector>
        <draw:rect draw:style-name="gr2" draw:text-style-name="P2" draw:id="id44" draw:layer="layout" svg:width="2.769cm" svg:height="1.081cm" svg:x="9.321cm" svg:y="16.639cm">
          <text:p text:style-name="P2">Mapping</text:p>
        </draw:rect>
        <draw:connector draw:style-name="gr3" draw:text-style-name="P1" draw:layer="layout" svg:x1="10.705cm" svg:y1="16.639cm" svg:x2="6.316cm" svg:y2="14.567cm" draw:start-shape="id44" draw:start-glue-point="0" draw:end-shape="id43" draw:end-glue-point="2">
          <text:p text:style-name="P3"/>
        </draw:connector>
        <draw:connector draw:style-name="gr3" draw:text-style-name="P1" draw:layer="layout" draw:line-skew="1.58cm" svg:x1="6.316cm" svg:y1="12.642cm" svg:x2="6.318cm" svg:y2="7.496cm" draw:start-shape="id43" draw:start-glue-point="0" draw:end-shape="id36" draw:end-glue-point="2">
          <text:p text:style-name="P3"/>
        </draw:connector>
        <draw:rect draw:style-name="gr2" draw:text-style-name="P2" draw:id="id47" draw:layer="layout" svg:width="2.163cm" svg:height="1.142cm" svg:x="1.554cm" svg:y="5.571cm">
          <text:p text:style-name="P2">Solver</text:p>
        </draw:rect>
        <draw:custom-shape draw:style-name="gr7" draw:text-style-name="P1" draw:layer="layout" svg:width="3.411cm" svg:height="2.576cm" svg:x="0.941cm" svg:y="4.874cm">
          <text:p text:style-name="P3"/>
          <draw:enhanced-geometry svg:viewBox="0 0 21600 21600" draw:glue-points="10800 0 3160 3160 0 10800 3160 18440 10800 21600 18440 18440 21600 10800 18440 3160" draw:text-areas="3200 3200 18400 18400" draw:type="ellipse"/>
        </draw:custom-shape>
        <draw:frame draw:style-name="gr8" draw:layer="layout" svg:width="2.466cm" svg:height="0.962cm" svg:x="7.416cm" svg:y="5.919cm">
          <draw:text-box>
            <text:p text:style-name="P3">Body 1</text:p>
          </draw:text-box>
        </draw:frame>
        <draw:frame draw:style-name="gr8" draw:layer="layout" svg:width="2.466cm" svg:height="0.962cm" svg:x="30.002cm" svg:y="6.025cm">
          <draw:text-box>
            <text:p text:style-name="P3">Body 2</text:p>
          </draw:text-box>
        </draw:frame>
        <draw:frame draw:style-name="gr8" draw:layer="layout" svg:width="2.297cm" svg:height="0.962cm" svg:x="13.371cm" svg:y="1.568cm">
          <draw:text-box>
            <text:p text:style-name="P3">Scene</text:p>
          </draw:text-box>
        </draw:frame>
        <draw:connector draw:style-name="gr9" draw:text-style-name="P1" draw:layer="layout" svg:x1="6.318cm" svg:y1="7.496cm" svg:x2="13.268cm" svg:y2="9.025cm" draw:start-shape="id36" draw:start-glue-point="2" draw:end-shape="id45" draw:end-glue-point="0">
          <text:p text:style-name="P3"/>
        </draw:connector>
        <draw:frame draw:style-name="gr10" draw:layer="layout" svg:width="4.533cm" svg:height="1.064cm" svg:x="7.49cm" svg:y="12.922cm">
          <draw:text-box>
            <text:p text:style-name="P3">Collision layer</text:p>
          </draw:text-box>
        </draw:frame>
        <draw:frame draw:style-name="gr10" draw:layer="layout" svg:width="3.169cm" svg:height="1.775cm" svg:x="29.973cm" svg:y="13.753cm">
          <draw:text-box>
            <text:p text:style-name="P3">Collision </text:p>
            <text:p text:style-name="P3">layer</text:p>
          </draw:text-box>
        </draw:frame>
        <draw:frame draw:style-name="gr10" draw:layer="layout" svg:width="2.505cm" svg:height="1.775cm" svg:x="30.217cm" svg:y="9.263cm">
          <draw:text-box>
            <text:p text:style-name="P3">Visual </text:p>
            <text:p text:style-name="P3">layer</text:p>
          </draw:text-box>
        </draw:frame>
        <draw:rect draw:style-name="gr2" draw:text-style-name="P2" draw:id="id46" draw:layer="layout" svg:width="1.443cm" svg:height="1.142cm" svg:x="14.362cm" svg:y="9.029cm">
          <text:p text:style-name="P2">Visu</text:p>
        </draw:rect>
        <draw:connector draw:style-name="gr9" draw:text-style-name="P1" draw:layer="layout" svg:x1="6.318cm" svg:y1="7.496cm" svg:x2="15.083cm" svg:y2="9.029cm" draw:start-shape="id36" draw:start-glue-point="2" draw:end-shape="id46" draw:end-glue-point="0">
          <text:p text:style-name="P3"/>
        </draw:connector>
        <draw:connector draw:style-name="gr9" draw:text-style-name="P1" draw:layer="layout" svg:x1="2.635cm" svg:y1="5.571cm" svg:x2="16.914cm" svg:y2="3.245cm" draw:start-shape="id47" draw:start-glue-point="0" draw:end-shape="id37" draw:end-glue-point="2">
          <text:p text:style-name="P3"/>
        </draw:connector>
      </draw:page>
      <draw:page draw:name="page3" draw:style-name="dp1" draw:master-page-name="Default">
        <office:forms form:automatic-focus="false" form:apply-design-mode="false"/>
        <draw:custom-shape draw:style-name="gr1" draw:text-style-name="P1" draw:id="id48" draw:layer="layout" svg:width="2.076cm" svg:height="1.925cm" svg:x="28.05cm" svg:y="5.736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49" draw:layer="layout" svg:width="1.113cm" svg:height="1.143cm" svg:x="22.027cm" svg:y="9.06cm">
          <text:p text:style-name="P2">F</text:p>
        </draw:rect>
        <draw:rect draw:style-name="gr2" draw:text-style-name="P2" draw:id="id68" draw:layer="layout" svg:width="1.113cm" svg:height="1.143cm" svg:x="12.713cm" svg:y="9.025cm">
          <text:p text:style-name="P2">F</text:p>
        </draw:rect>
        <draw:rect draw:style-name="gr2" draw:text-style-name="P2" draw:id="id51" draw:layer="layout" svg:width="1.113cm" svg:height="1.143cm" svg:x="24.385cm" svg:y="9.06cm">
          <text:p text:style-name="P2">M</text:p>
        </draw:rect>
        <draw:rect draw:style-name="gr2" draw:text-style-name="P2" draw:id="id50" draw:layer="layout" svg:width="1.443cm" svg:height="1.142cm" svg:x="19.791cm" svg:y="9.094cm">
          <text:p text:style-name="P2">DOF</text:p>
        </draw:rect>
        <draw:connector draw:style-name="gr3" draw:text-style-name="P1" draw:layer="layout" svg:x1="29.088cm" svg:y1="7.661cm" svg:x2="22.583cm" svg:y2="9.06cm" draw:start-shape="id48" draw:start-glue-point="2" draw:end-shape="id49" draw:end-glue-point="0">
          <text:p text:style-name="P3"/>
        </draw:connector>
        <draw:connector draw:style-name="gr3" draw:text-style-name="P1" draw:layer="layout" svg:x1="29.088cm" svg:y1="7.661cm" svg:x2="20.512cm" svg:y2="9.094cm" draw:start-shape="id48" draw:start-glue-point="2" draw:end-shape="id50" draw:end-glue-point="0">
          <text:p text:style-name="P3"/>
        </draw:connector>
        <draw:connector draw:style-name="gr3" draw:text-style-name="P1" draw:layer="layout" svg:x1="24.941cm" svg:y1="9.06cm" svg:x2="29.088cm" svg:y2="7.661cm" draw:start-shape="id51" draw:start-glue-point="0" draw:end-shape="id48" draw:end-glue-point="2">
          <text:p text:style-name="P3"/>
        </draw:connector>
        <draw:custom-shape draw:style-name="gr1" draw:text-style-name="P1" draw:id="id52" draw:layer="layout" svg:width="2.076cm" svg:height="1.925cm" svg:x="28.021cm" svg:y="9.648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29.088cm" svg:y1="7.661cm" svg:x2="29.059cm" svg:y2="9.648cm" draw:start-shape="id48" draw:start-glue-point="2" draw:end-shape="id52" draw:end-glue-point="0">
          <text:p text:style-name="P3"/>
        </draw:connector>
        <draw:rect draw:style-name="gr2" draw:text-style-name="P2" draw:id="id53" draw:layer="layout" svg:width="1.443cm" svg:height="1.142cm" svg:x="23.875cm" svg:y="13.485cm">
          <text:p text:style-name="P2">DOF</text:p>
        </draw:rect>
        <draw:connector draw:style-name="gr3" draw:text-style-name="P1" draw:layer="layout" svg:x1="24.596cm" svg:y1="13.485cm" svg:x2="29.059cm" svg:y2="11.573cm" draw:start-shape="id53" draw:start-glue-point="0" draw:end-shape="id52" draw:end-glue-point="2">
          <text:p text:style-name="P3"/>
        </draw:connector>
        <draw:rect draw:style-name="gr2" draw:text-style-name="P2" draw:id="id54" draw:layer="layout" svg:width="1.443cm" svg:height="1.142cm" svg:x="25.711cm" svg:y="13.485cm">
          <text:p text:style-name="P2">Visu</text:p>
        </draw:rect>
        <draw:connector draw:style-name="gr3" draw:text-style-name="P1" draw:layer="layout" svg:x1="29.059cm" svg:y1="11.573cm" svg:x2="26.432cm" svg:y2="13.485cm" draw:start-shape="id52" draw:start-glue-point="2" draw:end-shape="id54" draw:end-glue-point="0">
          <text:p text:style-name="P3"/>
        </draw:connector>
        <draw:custom-shape draw:style-name="gr1" draw:text-style-name="P1" draw:id="id55" draw:layer="layout" svg:width="2.076cm" svg:height="1.925cm" svg:x="27.99cm" svg:y="13.59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29.059cm" svg:y1="11.573cm" svg:x2="29.028cm" svg:y2="13.59cm" draw:start-shape="id52" draw:start-glue-point="2" draw:end-shape="id55" draw:end-glue-point="0">
          <text:p text:style-name="P3"/>
        </draw:connector>
        <draw:rect draw:style-name="gr2" draw:text-style-name="P2" draw:id="id56" draw:layer="layout" svg:width="2.444cm" svg:height="1.142cm" svg:x="20.988cm" svg:y="17.126cm">
          <text:p text:style-name="P2">DOF</text:p>
        </draw:rect>
        <draw:connector draw:style-name="gr3" draw:text-style-name="P1" draw:layer="layout" svg:x1="22.21cm" svg:y1="17.126cm" svg:x2="29.028cm" svg:y2="15.515cm" draw:start-shape="id56" draw:start-glue-point="0" draw:end-shape="id55" draw:end-glue-point="2">
          <text:p text:style-name="P3"/>
        </draw:connector>
        <draw:rect draw:style-name="gr2" draw:text-style-name="P2" draw:id="id58" draw:layer="layout" svg:width="2.769cm" svg:height="1.081cm" svg:x="20.504cm" svg:y="13.485cm">
          <text:p text:style-name="P2">Mapping</text:p>
        </draw:rect>
        <draw:rect draw:style-name="gr2" draw:text-style-name="P2" draw:id="id57" draw:layer="layout" svg:width="2.769cm" svg:height="1.081cm" svg:x="24.659cm" svg:y="17.096cm">
          <text:p text:style-name="P2">Mapping</text:p>
        </draw:rect>
        <draw:connector draw:style-name="gr3" draw:text-style-name="P1" draw:layer="layout" svg:x1="26.043cm" svg:y1="17.096cm" svg:x2="29.028cm" svg:y2="15.515cm" draw:start-shape="id57" draw:start-glue-point="0" draw:end-shape="id55" draw:end-glue-point="2">
          <text:p text:style-name="P3"/>
        </draw:connector>
        <draw:connector draw:style-name="gr3" draw:text-style-name="P1" draw:layer="layout" svg:x1="21.888cm" svg:y1="13.485cm" svg:x2="29.059cm" svg:y2="11.573cm" draw:start-shape="id58" draw:start-glue-point="0" draw:end-shape="id52" draw:end-glue-point="2">
          <text:p text:style-name="P3"/>
        </draw:connector>
        <draw:custom-shape draw:style-name="gr1" draw:text-style-name="P1" draw:id="id60" draw:layer="layout" svg:width="2.076cm" svg:height="1.925cm" svg:x="15.877cm" svg:y="1.32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layout" svg:x1="6.319cm" svg:y1="5.571cm" svg:x2="16.915cm" svg:y2="3.245cm" draw:start-shape="id59" draw:start-glue-point="0" draw:end-shape="id60" draw:end-glue-point="2">
          <text:p text:style-name="P3"/>
        </draw:connector>
        <draw:connector draw:style-name="gr3" draw:text-style-name="P1" draw:layer="layout" svg:x1="29.088cm" svg:y1="5.736cm" svg:x2="16.915cm" svg:y2="3.245cm" draw:start-shape="id48" draw:start-glue-point="0" draw:end-shape="id60">
          <text:p text:style-name="P3"/>
        </draw:connector>
        <draw:rect draw:style-name="gr2" draw:text-style-name="P2" draw:id="id61" draw:layer="layout" svg:width="2.433cm" svg:height="1.774cm" svg:x="16.886cm" svg:y="13.213cm">
          <text:p text:style-name="P2">Contact</text:p>
          <text:p text:style-name="P2">force</text:p>
        </draw:rect>
        <draw:connector draw:style-name="gr4" draw:text-style-name="P1" draw:layer="layout" svg:x1="18.102cm" svg:y1="13.213cm" svg:x2="16.915cm" svg:y2="3.245cm" draw:start-shape="id61" draw:start-glue-point="0" draw:end-shape="id60" draw:end-glue-point="2">
          <text:p text:style-name="P3"/>
        </draw:connector>
        <draw:connector draw:style-name="gr5" draw:text-style-name="P1" draw:layer="layout" draw:type="line" svg:x1="18.102cm" svg:y1="14.987cm" svg:x2="16.504cm" svg:y2="17.14cm" draw:start-shape="id61" draw:start-glue-point="2" draw:end-shape="id62" draw:end-glue-point="1">
          <text:p text:style-name="P3"/>
        </draw:connector>
        <draw:connector draw:style-name="gr5" draw:text-style-name="P1" draw:layer="layout" draw:type="line" svg:x1="18.102cm" svg:y1="14.987cm" svg:x2="20.988cm" svg:y2="17.697cm" draw:start-shape="id61" draw:start-glue-point="2" draw:end-shape="id56" draw:end-glue-point="3">
          <text:p text:style-name="P3"/>
        </draw:connector>
        <draw:custom-shape draw:style-name="gr1" draw:text-style-name="P1" draw:id="id59" draw:layer="layout" svg:width="2.076cm" svg:height="1.925cm" svg:x="5.281cm" svg:y="5.571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63" draw:layer="layout" svg:width="1.113cm" svg:height="1.143cm" svg:x="11.096cm" svg:y="9.002cm">
          <text:p text:style-name="P2">F</text:p>
        </draw:rect>
        <draw:rect draw:style-name="gr2" draw:text-style-name="P2" draw:id="id65" draw:layer="layout" svg:width="1.113cm" svg:height="1.143cm" svg:x="9.485cm" svg:y="9.002cm">
          <text:p text:style-name="P2">M</text:p>
        </draw:rect>
        <draw:rect draw:style-name="gr2" draw:text-style-name="P2" draw:id="id64" draw:layer="layout" svg:width="1.443cm" svg:height="1.142cm" svg:x="7.627cm" svg:y="9.002cm">
          <text:p text:style-name="P2">DOF</text:p>
        </draw:rect>
        <draw:connector draw:style-name="gr3" draw:text-style-name="P1" draw:layer="layout" svg:x1="6.319cm" svg:y1="7.496cm" svg:x2="11.652cm" svg:y2="9.002cm" draw:start-shape="id59" draw:start-glue-point="2" draw:end-shape="id63" draw:end-glue-point="0">
          <text:p text:style-name="P3"/>
        </draw:connector>
        <draw:connector draw:style-name="gr3" draw:text-style-name="P1" draw:layer="layout" svg:x1="6.319cm" svg:y1="7.496cm" svg:x2="8.348cm" svg:y2="9.002cm" draw:start-shape="id59" draw:start-glue-point="2" draw:end-shape="id64" draw:end-glue-point="0">
          <text:p text:style-name="P3"/>
        </draw:connector>
        <draw:connector draw:style-name="gr3" draw:text-style-name="P1" draw:layer="layout" svg:x1="10.041cm" svg:y1="9.002cm" svg:x2="6.319cm" svg:y2="7.496cm" draw:start-shape="id65" draw:start-glue-point="0" draw:end-shape="id59" draw:end-glue-point="2">
          <text:p text:style-name="P3"/>
        </draw:connector>
        <draw:custom-shape draw:style-name="gr1" draw:text-style-name="P1" draw:id="id66" draw:layer="layout" svg:width="2.076cm" svg:height="1.925cm" svg:x="5.279cm" svg:y="12.642cm">
          <text:p text:style-name="P3"/>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62" draw:layer="layout" svg:width="2.796cm" svg:height="1.142cm" svg:x="13.708cm" svg:y="16.569cm">
          <text:p text:style-name="P2">DOF</text:p>
        </draw:rect>
        <draw:connector draw:style-name="gr3" draw:text-style-name="P1" draw:layer="layout" svg:x1="15.106cm" svg:y1="16.569cm" svg:x2="6.317cm" svg:y2="14.567cm" draw:start-shape="id62" draw:start-glue-point="0" draw:end-shape="id66" draw:end-glue-point="2">
          <text:p text:style-name="P3"/>
        </draw:connector>
        <draw:rect draw:style-name="gr2" draw:text-style-name="P2" draw:id="id67" draw:layer="layout" svg:width="2.769cm" svg:height="1.081cm" svg:x="9.322cm" svg:y="16.639cm">
          <text:p text:style-name="P2">Mapping</text:p>
        </draw:rect>
        <draw:connector draw:style-name="gr3" draw:text-style-name="P1" draw:layer="layout" svg:x1="10.706cm" svg:y1="16.639cm" svg:x2="6.317cm" svg:y2="14.567cm" draw:start-shape="id67" draw:start-glue-point="0" draw:end-shape="id66" draw:end-glue-point="2">
          <text:p text:style-name="P3"/>
        </draw:connector>
        <draw:connector draw:style-name="gr3" draw:text-style-name="P1" draw:layer="layout" draw:line-skew="1.58cm" svg:x1="6.317cm" svg:y1="12.642cm" svg:x2="6.319cm" svg:y2="7.496cm" draw:start-shape="id66" draw:start-glue-point="0" draw:end-shape="id59" draw:end-glue-point="2">
          <text:p text:style-name="P3"/>
        </draw:connector>
        <draw:frame draw:style-name="gr8" draw:layer="layout" svg:width="2.466cm" svg:height="0.962cm" svg:x="7.417cm" svg:y="5.919cm">
          <draw:text-box>
            <text:p text:style-name="P3">Body 1</text:p>
          </draw:text-box>
        </draw:frame>
        <draw:frame draw:style-name="gr8" draw:layer="layout" svg:width="2.466cm" svg:height="0.962cm" svg:x="30.003cm" svg:y="6.025cm">
          <draw:text-box>
            <text:p text:style-name="P3">Body 2</text:p>
          </draw:text-box>
        </draw:frame>
        <draw:frame draw:style-name="gr8" draw:layer="layout" svg:width="2.297cm" svg:height="0.962cm" svg:x="13.372cm" svg:y="1.568cm">
          <draw:text-box>
            <text:p text:style-name="P3">Scene</text:p>
          </draw:text-box>
        </draw:frame>
        <draw:connector draw:style-name="gr9" draw:text-style-name="P1" draw:layer="layout" svg:x1="6.319cm" svg:y1="7.496cm" svg:x2="13.269cm" svg:y2="9.025cm" draw:start-shape="id59" draw:start-glue-point="2" draw:end-shape="id68" draw:end-glue-point="0">
          <text:p text:style-name="P3"/>
        </draw:connector>
        <draw:frame draw:style-name="gr10" draw:layer="layout" svg:width="4.533cm" svg:height="1.064cm" svg:x="7.548cm" svg:y="12.951cm">
          <draw:text-box>
            <text:p text:style-name="P3">Collision layer</text:p>
          </draw:text-box>
        </draw:frame>
        <draw:frame draw:style-name="gr10" draw:layer="layout" svg:width="3.169cm" svg:height="1.775cm" svg:x="29.974cm" svg:y="13.753cm">
          <draw:text-box>
            <text:p text:style-name="P3">Collision </text:p>
            <text:p text:style-name="P3">layer</text:p>
          </draw:text-box>
        </draw:frame>
        <draw:frame draw:style-name="gr10" draw:layer="layout" svg:width="2.505cm" svg:height="1.775cm" svg:x="30.218cm" svg:y="9.263cm">
          <draw:text-box>
            <text:p text:style-name="P3">Visual </text:p>
            <text:p text:style-name="P3">layer</text:p>
          </draw:text-box>
        </draw:frame>
        <draw:rect draw:style-name="gr2" draw:text-style-name="P2" draw:id="id69" draw:layer="layout" svg:width="1.443cm" svg:height="1.142cm" svg:x="14.363cm" svg:y="9.029cm">
          <text:p text:style-name="P2">Visu</text:p>
        </draw:rect>
        <draw:connector draw:style-name="gr9" draw:text-style-name="P1" draw:layer="layout" svg:x1="6.319cm" svg:y1="7.496cm" svg:x2="15.084cm" svg:y2="9.029cm" draw:start-shape="id59" draw:start-glue-point="2" draw:end-shape="id69" draw:end-glue-point="0">
          <text:p text:style-name="P3"/>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Arial"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33.807cm" fo:page-height="20.98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creation-date>2006-06-11T20:47:46</meta:creation-date>
    <dc:creator>faure</dc:creator>
    <dc:date>2006-09-27T18:23:20</dc:date>
    <dc:language>en-US</dc:language>
    <meta:editing-cycles>21</meta:editing-cycles>
    <meta:editing-duration>PT1H52M32S</meta:editing-duration>
    <meta:user-defined meta:name="Info 1"/>
    <meta:user-defined meta:name="Info 2"/>
    <meta:user-defined meta:name="Info 3"/>
    <meta:user-defined meta:name="Info 4"/>
    <meta:document-statistic meta:object-count="162"/>
  </office:meta>
</office:document-meta>
</file>